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line-height="2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uis Almanzar</text:p>
      <text:p text:style-name="P1">Project #7</text:p>
      <text:p text:style-name="P1">3/25/14</text:p>
      <text:p text:style-name="P1"/>
      <text:p text:style-name="P1">Documentation</text:p>
      <text:p text:style-name="P1"/>
      <text:p text:style-name="P1"><text:tab/>This program works exactly how the instructions say it should except for dealing the cards. <text:s/>I did have problems with this part. <text:s/>I underestimated the difficulty of this and due to laziness from spring break started with only 3 hours of work time. <text:s/>I kept running into issues and seg faults so I thought it would be best if I just take everything out and at least have it deal to the stock and discard. <text:s/>My thought process was to create a temporary card pointer which would point to the specific hand of each player at any given time to in the loop. <text:s/>With that temporary pointer I would be able to manipulate anything in that memory location. <text:s/></text:p>
      <text:p text:style-name="P1"><text:tab/>I also had problems including one class into the other since I had everything in separate files but for the sake of time I just put them all into one file. <text:s/>I intend on fixing the dealing tonight. <text:s/>I will probably even turn in the working program before tomorrow morning. <text:s/>Sorry for the procrastination and irresponsibility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25T23:47:29</meta:creation-date>
    <dc:date>2014-03-25T23:54:11</dc:date>
    <meta:editing-duration>P0D</meta:editing-duration>
    <meta:editing-cycles>1</meta:editing-cycles>
    <meta:document-statistic meta:table-count="0" meta:image-count="0" meta:object-count="0" meta:page-count="1" meta:paragraph-count="6" meta:word-count="180" meta:character-count="1013" meta:non-whitespace-character-count="827"/>
    <meta:generator>LibreOffice/3.5$Linux_x86 LibreOffice_project/350m1$Build-2</meta:generator>
  </office:meta>
</office:document-meta>
</file>